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41cm" fo:min-width="2.916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90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541cm" fo:min-width="2.916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541cm" fo:min-width="2.916cm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15cm" fo:min-width="2.94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15cm" fo:min-width="2.94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541cm" fo:min-width="2.916cm"/>
    </style:style>
    <style:style style:name="gr8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11.892cm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width="0.03cm" draw:marker-start-width="0.05cm" draw:marker-end-width="0.05cm" draw:fill="none" draw:fill-color="#ff420e" draw:textarea-horizontal-align="justify" draw:textarea-vertical-align="middle" draw:auto-grow-height="false" fo:min-height="0.442cm" fo:min-width="1.592cm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width="0.03cm" draw:marker-start-width="0.05cm" draw:marker-end-width="0.05cm" draw:fill="none" draw:fill-color="#ff420e" draw:textarea-horizontal-align="justify" draw:textarea-vertical-align="middle" draw:auto-grow-height="false" fo:min-height="0.442cm" fo:min-width="5.592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1.592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4.492cm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Ultrafine_20_Dashed" svg:stroke-width="0.03cm" draw:marker-start-width="0.05cm" draw:marker-end-width="0.0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3.892cm" fo:padding-top="0.14cm" fo:padding-bottom="0.14cm" fo:padding-left="0.265cm" fo:padding-right="0.265cm"/>
    </style:style>
    <style:style style:name="gr15" style:family="graphic" style:parent-style-name="standard">
      <style:graphic-properties svg:stroke-width="0.06cm" svg:stroke-color="#00ae00" draw:marker-start-width="0.28cm" draw:marker-end="Symmetric_20_Arrow" draw:marker-end-width="0.28cm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7" style:family="graphic" style:parent-style-name="standard">
      <style:graphic-properties draw:stroke="none" draw:fill-color="#0099ff" draw:textarea-horizontal-align="justify" draw:textarea-vertical-align="middle" draw:auto-grow-height="false" fo:min-height="0.376cm" fo:min-width="9.376cm" fo:wrap-option="no-wrap"/>
    </style:style>
    <style:style style:name="gr18" style:family="graphic" style:parent-style-name="standard">
      <style:graphic-properties draw:stroke="none" draw:fill-color="#00ae00" draw:textarea-horizontal-align="justify" draw:textarea-vertical-align="middle" draw:auto-grow-height="false" fo:min-height="0.376cm" fo:min-width="11.00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420e"/>
      <style:paragraph-properties fo:text-align="center"/>
      <style:text-properties style:font-name="Hack1" fo:font-size="10.5pt" fo:font-weight="normal" style:font-size-asian="10.5pt" style:font-weight-asian="bold" style:font-size-complex="10.5pt" style:font-weight-complex="bold"/>
    </style:style>
    <style:style style:name="P10" style:family="paragraph">
      <loext:graphic-properties draw:fill="none"/>
      <style:paragraph-properties fo:text-align="center"/>
      <style:text-properties style:font-name="Hack1" fo:font-size="12pt"/>
    </style:style>
    <style:style style:name="P11" style:family="paragraph">
      <style:paragraph-properties fo:text-align="center"/>
      <style:text-properties style:font-name="Hack1" fo:font-size="12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0099ff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-color="#00ae00"/>
      <style:paragraph-properties fo:text-align="center"/>
      <style:text-properties fo:color="#ffffff" style:font-name="Hack1" fo:font-size="10.5pt" style:font-size-asian="10.5pt" style:font-size-complex="10.5pt"/>
    </style:style>
    <style:style style:name="T1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Hack1" fo:font-size="10.5pt" fo:font-weight="normal" style:font-size-asian="10.5pt" style:font-weight-asian="bold" style:font-size-complex="10.5pt" style:font-weight-complex="bold"/>
    </style:style>
    <style:style style:name="T3" style:family="text">
      <style:text-properties fo:color="#ffffff" style:font-name="Hack1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0.875cm" svg:x="1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1cm" svg:x="1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cm" svg:height="0.875cm" svg:x="1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0.875cm" svg:x="1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cm" svg:height="0.625cm" svg:x="1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0.625cm" svg:x="1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5cm" svg:height="0.875cm" svg:x="1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2.5cm" svg:height="0.8cm" svg:x="6.2cm" svg:y="11.9cm">
          <text:p text:style-name="P1"><text:span text:style-name="T2">010101</text:span><text:span text:style-name="T2"><text:tab/></text:span><text:span text:style-name="T2"><text:tab/></text:span><text:span text:style-name="T2">01110110001111</text:span><text:span text:style-name="T2"><text:tab/></text:span><text:span text:style-name="T2"><text:tab/></text:span><text:span text:style-name="T2">011111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7.5cm" svg:y="10.7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6.2cm" svg:height="0.8cm" svg:x="9.7cm" svg:y="10.7cm">
          <text:p text:style-name="P1"><text:span text:style-name="T2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15.9cm" svg:y="10.7cm">
          <text:p text:style-name="P1"><text:span text:style-name="T2">suffi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2cm" svg:height="0.8cm" svg:x="8.8cm" svg:y="9.6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5.1cm" svg:height="0.8cm" svg:x="11cm" svg:y="9.6cm">
          <text:p text:style-name="P1"><text:span text:style-name="T2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9.7cm" svg:y1="10.8cm" svg:x2="8.95cm" svg:y2="10.425cm">
          <text:p/>
        </draw:line>
        <draw:line draw:style-name="gr13" draw:text-style-name="P10" draw:layer="layout" svg:x1="15.95cm" svg:y1="10.675cm" svg:x2="18.075cm" svg:y2="6.925cm">
          <text:p/>
        </draw:line>
        <draw:custom-shape draw:style-name="gr11" draw:text-style-name="P9" draw:layer="layout" svg:width="2.2cm" svg:height="0.8cm" svg:x="10cm" svg:y="8.6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4.5cm" svg:height="0.8cm" svg:x="12.2cm" svg:y="8.6cm">
          <text:p text:style-name="P1"><text:span text:style-name="T2">segment ou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2cm" svg:height="0.8cm" svg:x="11.4cm" svg:y="6.1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4.5cm" svg:height="0.8cm" svg:x="13.6cm" svg:y="6.1cm">
          <text:p text:style-name="P1"><text:span text:style-name="T2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0.95cm" svg:y1="9.55cm" svg:x2="10.075cm" svg:y2="9.425cm">
          <text:p/>
        </draw:line>
        <draw:line draw:style-name="gr13" draw:text-style-name="P10" draw:layer="layout" svg:x1="12.2cm" svg:y1="8.55cm" svg:x2="11.475cm" svg:y2="6.925cm">
          <text:p/>
        </draw:line>
        <draw:line draw:style-name="gr15" draw:text-style-name="P11" draw:layer="layout" svg:x1="5.45cm" svg:y1="11.55cm" svg:x2="10.45cm" svg:y2="5.675cm">
          <text:p/>
        </draw:line>
        <draw:line draw:style-name="gr16" draw:text-style-name="P11" draw:layer="layout" svg:x1="11.3cm" svg:y1="5.8cm" svg:x2="6.3cm" svg:y2="11.675cm">
          <text:p/>
        </draw:line>
        <draw:custom-shape draw:style-name="gr17" draw:text-style-name="P13" draw:layer="layout" svg:width="9.875cm" svg:height="0.625cm" svg:x="8.425cm" svg:y="4.675cm">
          <text:p text:style-name="P12"><text:span text:style-name="T3">Émission → Encapsulation → Ajout en-tête</text:span></text:p>
          <draw:enhanced-geometry svg:viewBox="0 0 21600 21600" draw:glue-points="10800 0 0 10800 10800 21600 21600 10800 ?f40 ?f41" draw:text-areas="0 0 21600 21600" draw:type="rectangular-callout" draw:modifiers="6427.94653705954 36954.6325878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11.5cm" svg:height="0.625cm" svg:x="3.3cm" svg:y="12.925cm">
          <text:p text:style-name="P12"><text:span text:style-name="T3">Réception → Désencapsulation → Suppression en-tête</text:span></text:p>
          <draw:enhanced-geometry svg:viewBox="0 0 21600 21600" draw:glue-points="10800 0 0 10800 10800 21600 21600 10800 ?f40 ?f41" draw:text-areas="0 0 21600 21600" draw:type="rectangular-callout" draw:modifiers="4086.74028345361 -45166.7731629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auto-grow-height="fals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5T11:44:27.672676297</dc:date>
    <meta:editing-duration>PT12H16M43S</meta:editing-duration>
    <meta:editing-cycles>49</meta:editing-cycles>
    <meta:generator>LibreOffice/5.2.5.1$Linux_X86_64 LibreOffice_project/20m0$Build-1</meta:generator>
    <dc:creator>Philippe Latu</dc:creator>
    <meta:document-statistic meta:object-count="25"/>
  </office:meta>
</office:document-meta>
</file>